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Population Changes</text:p>
          </table:table-cell>
          <table:table-cell table:style-name="ce1"/>
          <table:table-cell office:value-type="string" table:style-name="ce1">
            <text:p>Santa Fe Ants</text:p>
          </table:table-cell>
          <table:table-cell office:value-type="string" table:style-name="ce1">
            <text:p>Generations = 50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office:value-type="string" table:style-name="ce1">
            <text:p>Sextic Regressio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" draw:id="id0" draw:style-name="a0" draw:name="Chart 2" svg:x="0.27083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Chart 5" svg:x="0.17187in" svg:y="0.0156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Chart 3" svg:x="0.52083in" svg:y="0.036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Chart 4" svg:x="0.5in" svg:y="0.0260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4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.64" table:style-name="ce2">
            <text:p>48.64</text:p>
          </table:table-cell>
          <table:table-cell office:value-type="float" office:value="40.36" table:style-name="ce1">
            <text:p>40.36</text:p>
          </table:table-cell>
          <table:table-cell office:value-type="float" office:value="12.341409968100001" table:style-name="ce1">
            <text:p>12.34140997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.4524960981999999" table:style-name="ce1">
            <text:p>1.452496098</text:p>
          </table:table-cell>
          <table:table-cell office:value-type="float" office:value="4.22" table:style-name="ce1">
            <text:p>4.22</text:p>
          </table:table-cell>
          <table:table-cell office:value-type="float" office:value="1.5398505186" table:style-name="ce1">
            <text:p>1.539850519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.02" table:style-name="ce1">
            <text:p>46.02</text:p>
          </table:table-cell>
          <table:table-cell office:value-type="float" office:value="42.98" table:style-name="ce1">
            <text:p>42.98</text:p>
          </table:table-cell>
          <table:table-cell office:value-type="float" office:value="11.1346127009" table:style-name="ce1">
            <text:p>11.1346127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0.89815139792999998" table:style-name="ce1">
            <text:p>0.898151398</text:p>
          </table:table-cell>
          <table:table-cell office:value-type="float" office:value="6.02" table:style-name="ce1">
            <text:p>6.02</text:p>
          </table:table-cell>
          <table:table-cell office:value-type="float" office:value="0.68602231801299995" table:style-name="ce1">
            <text:p>0.686022318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.06" table:style-name="ce1">
            <text:p>42.06</text:p>
          </table:table-cell>
          <table:table-cell office:value-type="float" office:value="46.94" table:style-name="ce1">
            <text:p>46.94</text:p>
          </table:table-cell>
          <table:table-cell office:value-type="float" office:value="11.3179680155" table:style-name="ce1">
            <text:p>11.31796802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float" office:value="0.74365121928699995" table:style-name="ce1">
            <text:p>0.743651219</text:p>
          </table:table-cell>
          <table:table-cell office:value-type="float" office:value="5.98" table:style-name="ce1">
            <text:p>5.98</text:p>
          </table:table-cell>
          <table:table-cell office:value-type="float" office:value="0.37454723948800001" table:style-name="ce1">
            <text:p>0.374547239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.08" table:style-name="ce1">
            <text:p>43.08</text:p>
          </table:table-cell>
          <table:table-cell office:value-type="float" office:value="45.92" table:style-name="ce1">
            <text:p>45.92</text:p>
          </table:table-cell>
          <table:table-cell office:value-type="float" office:value="11.796338414899999" table:style-name="ce1">
            <text:p>11.79633841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office:value-type="float" office:value="0.71202392217499999" table:style-name="ce1">
            <text:p>0.712023922</text:p>
          </table:table-cell>
          <table:table-cell office:value-type="float" office:value="7.06" table:style-name="ce1">
            <text:p>7.06</text:p>
          </table:table-cell>
          <table:table-cell office:value-type="float" office:value="0.39382048463199998" table:style-name="ce1">
            <text:p>0.393820485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.72" table:style-name="ce1">
            <text:p>41.72</text:p>
          </table:table-cell>
          <table:table-cell office:value-type="float" office:value="47.28" table:style-name="ce1">
            <text:p>47.28</text:p>
          </table:table-cell>
          <table:table-cell office:value-type="float" office:value="10.0995841499" table:style-name="ce1">
            <text:p>10.09958415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67030425344699995" table:style-name="ce1">
            <text:p>0.670304253</text:p>
          </table:table-cell>
          <table:table-cell office:value-type="float" office:value="7.48" table:style-name="ce1">
            <text:p>7.48</text:p>
          </table:table-cell>
          <table:table-cell office:value-type="float" office:value="0.437015992992" table:style-name="ce1">
            <text:p>0.437015993</text:p>
          </table:table-cell>
          <table:table-cell table:number-columns-repeated="1637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52.88" table:style-name="ce1">
            <text:p>52.88</text:p>
          </table:table-cell>
          <table:table-cell office:value-type="float" office:value="11.5907549366" table:style-name="ce1">
            <text:p>11.59075494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float" office:value="0.67824029743799996" table:style-name="ce1">
            <text:p>0.678240297</text:p>
          </table:table-cell>
          <table:table-cell office:value-type="float" office:value="6.62" table:style-name="ce1">
            <text:p>6.62</text:p>
          </table:table-cell>
          <table:table-cell office:value-type="float" office:value="0.36188719850200002" table:style-name="ce1">
            <text:p>0.361887199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.42" table:style-name="ce1">
            <text:p>36.42</text:p>
          </table:table-cell>
          <table:table-cell office:value-type="float" office:value="52.58" table:style-name="ce1">
            <text:p>52.58</text:p>
          </table:table-cell>
          <table:table-cell office:value-type="float" office:value="9.2759689520799995" table:style-name="ce1">
            <text:p>9.275968952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51862260306899999" table:style-name="ce1">
            <text:p>0.518622603</text:p>
          </table:table-cell>
          <table:table-cell office:value-type="float" office:value="9.14" table:style-name="ce1">
            <text:p>9.14</text:p>
          </table:table-cell>
          <table:table-cell office:value-type="float" office:value="0.37410785172599997" table:style-name="ce1">
            <text:p>0.374107852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.26" table:style-name="ce1">
            <text:p>33.26</text:p>
          </table:table-cell>
          <table:table-cell office:value-type="float" office:value="55.74" table:style-name="ce1">
            <text:p>55.74</text:p>
          </table:table-cell>
          <table:table-cell office:value-type="float" office:value="11.838597890000001" table:style-name="ce1">
            <text:p>11.83859789</text:p>
          </table:table-cell>
          <table:table-cell table:number-columns-repeated="6" table:style-name="ce1"/>
          <table:table-cell office:value-type="float" office:value="125" table:style-name="ce1">
            <text:p>125</text:p>
          </table:table-cell>
          <table:table-cell office:value-type="float" office:value="0.65249926522799995" table:style-name="ce1">
            <text:p>0.652499265</text:p>
          </table:table-cell>
          <table:table-cell office:value-type="float" office:value="6.72" table:style-name="ce1">
            <text:p>6.72</text:p>
          </table:table-cell>
          <table:table-cell office:value-type="float" office:value="0.33264679755799997" table:style-name="ce1">
            <text:p>0.332646798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1.72" table:style-name="ce1">
            <text:p>31.72</text:p>
          </table:table-cell>
          <table:table-cell office:value-type="float" office:value="57.28" table:style-name="ce1">
            <text:p>57.28</text:p>
          </table:table-cell>
          <table:table-cell office:value-type="float" office:value="11.377240438699999" table:style-name="ce1">
            <text:p>11.37724044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51609358614300005" table:style-name="ce1">
            <text:p>0.51609358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34754205784999997" table:style-name="ce1">
            <text:p>0.347542058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.22" table:style-name="ce1">
            <text:p>31.22</text:p>
          </table:table-cell>
          <table:table-cell office:value-type="float" office:value="57.78" table:style-name="ce1">
            <text:p>57.78</text:p>
          </table:table-cell>
          <table:table-cell office:value-type="float" office:value="8.6401157399699997" table:style-name="ce1">
            <text:p>8.64011574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48085615235500001" table:style-name="ce1">
            <text:p>0.48085615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0.36535322044700003" table:style-name="ce1">
            <text:p>0.36535322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0.52" table:style-name="ce1">
            <text:p>30.52</text:p>
          </table:table-cell>
          <table:table-cell office:value-type="float" office:value="58.48" table:style-name="ce1">
            <text:p>58.48</text:p>
          </table:table-cell>
          <table:table-cell office:value-type="float" office:value="10.2552230595" table:style-name="ce1">
            <text:p>10.25522306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37323879486200001" table:style-name="ce1">
            <text:p>0.373238795</text:p>
          </table:table-cell>
          <table:table-cell office:value-type="float" office:value="11.82" table:style-name="ce1">
            <text:p>11.82</text:p>
          </table:table-cell>
          <table:table-cell office:value-type="float" office:value="0.36966833624899997" table:style-name="ce1">
            <text:p>0.369668336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4.04" table:style-name="ce1">
            <text:p>24.04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9.2086046717199999" table:style-name="ce1">
            <text:p>9.208604672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38285453216900001" table:style-name="ce1">
            <text:p>0.382854532</text:p>
          </table:table-cell>
          <table:table-cell office:value-type="float" office:value="11.86" table:style-name="ce1">
            <text:p>11.86</text:p>
          </table:table-cell>
          <table:table-cell office:value-type="float" office:value="0.35188524326999998" table:style-name="ce1">
            <text:p>0.351885243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6.1" table:style-name="ce1">
            <text:p>26.1</text:p>
          </table:table-cell>
          <table:table-cell office:value-type="float" office:value="62.9" table:style-name="ce1">
            <text:p>62.9</text:p>
          </table:table-cell>
          <table:table-cell office:value-type="float" office:value="10.4177732746" table:style-name="ce1">
            <text:p>10.41777327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33562835934899998" table:style-name="ce1">
            <text:p>0.335628359</text:p>
          </table:table-cell>
          <table:table-cell office:value-type="float" office:value="12.5" table:style-name="ce1">
            <text:p>12.5</text:p>
          </table:table-cell>
          <table:table-cell office:value-type="float" office:value="0.34830390733299998" table:style-name="ce1">
            <text:p>0.348303907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6.78" table:style-name="ce1">
            <text:p>26.78</text:p>
          </table:table-cell>
          <table:table-cell office:value-type="float" office:value="62.22" table:style-name="ce1">
            <text:p>62.22</text:p>
          </table:table-cell>
          <table:table-cell office:value-type="float" office:value="10.8522624369" table:style-name="ce1">
            <text:p>10.85226244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24530006128699999" table:style-name="ce1">
            <text:p>0.245300061</text:p>
          </table:table-cell>
          <table:table-cell office:value-type="float" office:value="15.06" table:style-name="ce1">
            <text:p>15.06</text:p>
          </table:table-cell>
          <table:table-cell office:value-type="float" office:value="0.30520824305400002" table:style-name="ce1">
            <text:p>0.305208243</text:p>
          </table:table-cell>
          <table:table-cell table:number-columns-repeated="1637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2.78" table:style-name="ce1">
            <text:p>22.78</text:p>
          </table:table-cell>
          <table:table-cell office:value-type="float" office:value="66.22" table:style-name="ce1">
            <text:p>66.22</text:p>
          </table:table-cell>
          <table:table-cell office:value-type="float" office:value="9.2461667733200006" table:style-name="ce1">
            <text:p>9.246166773</text:p>
          </table:table-cell>
          <table:table-cell table:number-columns-repeated="6" table:style-name="ce1"/>
          <table:table-cell office:value-type="float" office:value="600" table:style-name="ce1">
            <text:p>600</text:p>
          </table:table-cell>
          <table:table-cell office:value-type="float" office:value="0.13146044998299999" table:style-name="ce1">
            <text:p>0.13146045</text:p>
          </table:table-cell>
          <table:table-cell office:value-type="float" office:value="16.48" table:style-name="ce1">
            <text:p>16.48</text:p>
          </table:table-cell>
          <table:table-cell office:value-type="float" office:value="0.177350051437" table:style-name="ce1">
            <text:p>0.177350051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Generations = 5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22" table:style-name="ce1"/>
          <table:table-cell office:value-type="string" table:style-name="ce1">
            <text:p>Meme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Population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5" draw:id="id4" draw:style-name="a4" draw:name="Chart 6" svg:x="0.24479in" svg:y="0.1718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6" draw:id="id5" draw:style-name="a5" draw:name="Chart 7" svg:x="0.38021in" svg:y="0.16146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7" draw:id="id6" draw:style-name="a6" draw:name="Chart 8" svg:x="0.54687in" svg:y="0.14062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7" draw:style-name="a7" draw:name="Chart 9" svg:x="0.55729in" svg:y="0.1406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.5" table:style-name="ce1">
            <text:p>61.5</text:p>
          </table:table-cell>
          <table:table-cell office:value-type="float" office:value="27.5" table:style-name="ce1">
            <text:p>27.5</text:p>
          </table:table-cell>
          <table:table-cell office:value-type="float" office:value="8.3425655526300009" table:style-name="ce1">
            <text:p>8.342565553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.79030852545" table:style-name="ce1">
            <text:p>1.790308525</text:p>
          </table:table-cell>
          <table:table-cell office:value-type="float" office:value="2.96" table:style-name="ce1">
            <text:p>2.96</text:p>
          </table:table-cell>
          <table:table-cell office:value-type="float" office:value="1.69635773665" table:style-name="ce1">
            <text:p>1.696357737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.48" table:style-name="ce1">
            <text:p>56.48</text:p>
          </table:table-cell>
          <table:table-cell office:value-type="float" office:value="32.520000000000003" table:style-name="ce1">
            <text:p>32.52</text:p>
          </table:table-cell>
          <table:table-cell office:value-type="float" office:value="7.1951094501800004" table:style-name="ce1">
            <text:p>7.19510945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1.2353614207400001" table:style-name="ce1">
            <text:p>1.235361421</text:p>
          </table:table-cell>
          <table:table-cell office:value-type="float" office:value="3.64" table:style-name="ce1">
            <text:p>3.64</text:p>
          </table:table-cell>
          <table:table-cell office:value-type="float" office:value="0.81950321376299995" table:style-name="ce1">
            <text:p>0.819503214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.14" table:style-name="ce1">
            <text:p>52.14</text:p>
          </table:table-cell>
          <table:table-cell office:value-type="float" office:value="36.86" table:style-name="ce1">
            <text:p>36.86</text:p>
          </table:table-cell>
          <table:table-cell office:value-type="float" office:value="9.35309574419" table:style-name="ce1">
            <text:p>9.353095744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float" office:value="0.92696779589" table:style-name="ce1">
            <text:p>0.926967796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0.53042352164399997" table:style-name="ce1">
            <text:p>0.530423522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.24" table:style-name="ce1">
            <text:p>51.24</text:p>
          </table:table-cell>
          <table:table-cell office:value-type="float" office:value="37.76" table:style-name="ce1">
            <text:p>37.76</text:p>
          </table:table-cell>
          <table:table-cell office:value-type="float" office:value="7.0471554545100004" table:style-name="ce1">
            <text:p>7.047155455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office:value-type="float" office:value="0.85637215465700001" table:style-name="ce1">
            <text:p>0.856372155</text:p>
          </table:table-cell>
          <table:table-cell office:value-type="float" office:value="3.76" table:style-name="ce1">
            <text:p>3.76</text:p>
          </table:table-cell>
          <table:table-cell office:value-type="float" office:value="0.29746761561099999" table:style-name="ce1">
            <text:p>0.297467616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.28" table:style-name="ce1">
            <text:p>45.28</text:p>
          </table:table-cell>
          <table:table-cell office:value-type="float" office:value="43.72" table:style-name="ce1">
            <text:p>43.72</text:p>
          </table:table-cell>
          <table:table-cell office:value-type="float" office:value="10.7089495283" table:style-name="ce1">
            <text:p>10.70894953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88116754664100005" table:style-name="ce1">
            <text:p>0.881167547</text:p>
          </table:table-cell>
          <table:table-cell office:value-type="float" office:value="3.6" table:style-name="ce1">
            <text:p>3.6</text:p>
          </table:table-cell>
          <table:table-cell office:value-type="float" office:value="0.27631164308299999" table:style-name="ce1">
            <text:p>0.276311643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6.96" table:style-name="ce1">
            <text:p>46.96</text:p>
          </table:table-cell>
          <table:table-cell office:value-type="float" office:value="42.04" table:style-name="ce1">
            <text:p>42.04</text:p>
          </table:table-cell>
          <table:table-cell office:value-type="float" office:value="8.6970339771699994" table:style-name="ce1">
            <text:p>8.697033977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float" office:value="0.72864132501500001" table:style-name="ce1">
            <text:p>0.728641325</text:p>
          </table:table-cell>
          <table:table-cell office:value-type="float" office:value="5.26" table:style-name="ce1">
            <text:p>5.26</text:p>
          </table:table-cell>
          <table:table-cell office:value-type="float" office:value="0.29378672090500002" table:style-name="ce1">
            <text:p>0.293786721</text:p>
          </table:table-cell>
          <table:table-cell table:number-columns-repeated="1637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.88" table:style-name="ce1">
            <text:p>43.88</text:p>
          </table:table-cell>
          <table:table-cell office:value-type="float" office:value="45.12" table:style-name="ce1">
            <text:p>45.12</text:p>
          </table:table-cell>
          <table:table-cell office:value-type="float" office:value="6.5837375403299996" table:style-name="ce1">
            <text:p>6.58373754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61806739965500002" table:style-name="ce1">
            <text:p>0.6180674</text:p>
          </table:table-cell>
          <table:table-cell office:value-type="float" office:value="6.94" table:style-name="ce1">
            <text:p>6.94</text:p>
          </table:table-cell>
          <table:table-cell office:value-type="float" office:value="0.31219329718200001" table:style-name="ce1">
            <text:p>0.312193297</text:p>
          </table:table-cell>
          <table:table-cell table:number-columns-repeated="16370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1.04" table:style-name="ce1">
            <text:p>41.04</text:p>
          </table:table-cell>
          <table:table-cell office:value-type="float" office:value="47.96" table:style-name="ce1">
            <text:p>47.96</text:p>
          </table:table-cell>
          <table:table-cell office:value-type="float" office:value="9.3208583295699992" table:style-name="ce1">
            <text:p>9.32085833</text:p>
          </table:table-cell>
          <table:table-cell table:number-columns-repeated="6" table:style-name="ce1"/>
          <table:table-cell office:value-type="float" office:value="125" table:style-name="ce1">
            <text:p>125</text:p>
          </table:table-cell>
          <table:table-cell office:value-type="float" office:value="0.64691003526799995" table:style-name="ce1">
            <text:p>0.646910035</text:p>
          </table:table-cell>
          <table:table-cell office:value-type="float" office:value="5.78" table:style-name="ce1">
            <text:p>5.78</text:p>
          </table:table-cell>
          <table:table-cell office:value-type="float" office:value="0.321187789429" table:style-name="ce1">
            <text:p>0.321187789</text:p>
          </table:table-cell>
          <table:table-cell table:number-columns-repeated="16370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49.02" table:style-name="ce1">
            <text:p>49.02</text:p>
          </table:table-cell>
          <table:table-cell office:value-type="float" office:value="8.8982919709299999" table:style-name="ce1">
            <text:p>8.898291971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55760440059500005" table:style-name="ce1">
            <text:p>0.557604401</text:p>
          </table:table-cell>
          <table:table-cell office:value-type="float" office:value="7.7" table:style-name="ce1">
            <text:p>7.7</text:p>
          </table:table-cell>
          <table:table-cell office:value-type="float" office:value="0.33367436644999998" table:style-name="ce1">
            <text:p>0.333674366</text:p>
          </table:table-cell>
          <table:table-cell table:number-columns-repeated="16370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51.3" table:style-name="ce1">
            <text:p>51.3</text:p>
          </table:table-cell>
          <table:table-cell office:value-type="float" office:value="11.7" table:style-name="ce1">
            <text:p>11.7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49206333859500001" table:style-name="ce1">
            <text:p>0.492063339</text:p>
          </table:table-cell>
          <table:table-cell office:value-type="float" office:value="9.06" table:style-name="ce1">
            <text:p>9.06</text:p>
          </table:table-cell>
          <table:table-cell office:value-type="float" office:value="0.32858054175399998" table:style-name="ce1">
            <text:p>0.328580542</text:p>
          </table:table-cell>
          <table:table-cell table:number-columns-repeated="16370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6.82" table:style-name="ce1">
            <text:p>36.82</text:p>
          </table:table-cell>
          <table:table-cell office:value-type="float" office:value="52.18" table:style-name="ce1">
            <text:p>52.18</text:p>
          </table:table-cell>
          <table:table-cell office:value-type="float" office:value="8.6595380939200002" table:style-name="ce1">
            <text:p>8.659538094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40899063053599999" table:style-name="ce1">
            <text:p>0.408990631</text:p>
          </table:table-cell>
          <table:table-cell office:value-type="float" office:value="10.4" table:style-name="ce1">
            <text:p>10.4</text:p>
          </table:table-cell>
          <table:table-cell office:value-type="float" office:value="0.31645338891300001" table:style-name="ce1">
            <text:p>0.316453389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6.22" table:style-name="ce1">
            <text:p>36.22</text:p>
          </table:table-cell>
          <table:table-cell office:value-type="float" office:value="52.78" table:style-name="ce1">
            <text:p>52.78</text:p>
          </table:table-cell>
          <table:table-cell office:value-type="float" office:value="9.2461667733200006" table:style-name="ce1">
            <text:p>9.246166773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43785802539099999" table:style-name="ce1">
            <text:p>0.437858025</text:p>
          </table:table-cell>
          <table:table-cell office:value-type="float" office:value="10.34" table:style-name="ce1">
            <text:p>10.34</text:p>
          </table:table-cell>
          <table:table-cell office:value-type="float" office:value="0.33507451264100002" table:style-name="ce1">
            <text:p>0.335074513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55.16" table:style-name="ce1">
            <text:p>55.16</text:p>
          </table:table-cell>
          <table:table-cell office:value-type="float" office:value="10.2183364595" table:style-name="ce1">
            <text:p>10.21833646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33507451264100002" table:style-name="ce1">
            <text:p>0.335074513</text:p>
          </table:table-cell>
          <table:table-cell office:value-type="float" office:value="11.1" table:style-name="ce1">
            <text:p>11.1</text:p>
          </table:table-cell>
          <table:table-cell office:value-type="float" office:value="0.30984319688099998" table:style-name="ce1">
            <text:p>0.309843197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2.74" table:style-name="ce1">
            <text:p>32.74</text:p>
          </table:table-cell>
          <table:table-cell office:value-type="float" office:value="56.26" table:style-name="ce1">
            <text:p>56.26</text:p>
          </table:table-cell>
          <table:table-cell office:value-type="float" office:value="10.2055083166" table:style-name="ce1">
            <text:p>10.20550832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26757102339799999" table:style-name="ce1">
            <text:p>0.267571023</text:p>
          </table:table-cell>
          <table:table-cell office:value-type="float" office:value="13.56" table:style-name="ce1">
            <text:p>13.56</text:p>
          </table:table-cell>
          <table:table-cell office:value-type="float" office:value="0.29255142332" table:style-name="ce1">
            <text:p>0.292551423</text:p>
          </table:table-cell>
          <table:table-cell table:number-columns-repeated="1637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1.32" table:style-name="ce1">
            <text:p>31.32</text:p>
          </table:table-cell>
          <table:table-cell office:value-type="float" office:value="57.68" table:style-name="ce1">
            <text:p>57.68</text:p>
          </table:table-cell>
          <table:table-cell table:number-columns-repeated="7" table:style-name="ce1"/>
          <table:table-cell office:value-type="float" office:value="600" table:style-name="ce1">
            <text:p>600</text:p>
          </table:table-cell>
          <table:table-cell office:value-type="float" office:value="0.24435842910800001" table:style-name="ce1">
            <text:p>0.244358429</text:p>
          </table:table-cell>
          <table:table-cell office:value-type="float" office:value="14.16" table:style-name="ce1">
            <text:p>14.16</text:p>
          </table:table-cell>
          <table:table-cell office:value-type="float" office:value="0.25343768312499998" table:style-name="ce1">
            <text:p>0.253437683</text:p>
          </table:table-cell>
          <table:table-cell table:number-columns-repeated="1637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0.8" table:style-name="ce1">
            <text:p>30.8</text:p>
          </table:table-cell>
          <table:table-cell office:value-type="float" office:value="58.2" table:style-name="ce1">
            <text:p>58.2</text:p>
          </table:table-cell>
          <table:table-cell office:value-type="float" office:value="10.371113729999999" table:style-name="ce1">
            <text:p>10.37111373</text:p>
          </table:table-cell>
          <table:table-cell table:number-columns-repeated="6" table:style-name="ce1"/>
          <table:table-cell office:value-type="float" office:value="700" table:style-name="ce1">
            <text:p>700</text:p>
          </table:table-cell>
          <table:table-cell office:value-type="float" office:value="0.27635137678799998" table:style-name="ce1">
            <text:p>0.276351377</text:p>
          </table:table-cell>
          <table:table-cell office:value-type="float" office:value="13.16" table:style-name="ce1">
            <text:p>13.16</text:p>
          </table:table-cell>
          <table:table-cell office:value-type="float" office:value="0.277056313798" table:style-name="ce1">
            <text:p>0.277056314</text:p>
          </table:table-cell>
          <table:table-cell table:number-columns-repeated="1637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31.9" table:style-name="ce1">
            <text:p>31.9</text:p>
          </table:table-cell>
          <table:table-cell office:value-type="float" office:value="57.1" table:style-name="ce1">
            <text:p>57.1</text:p>
          </table:table-cell>
          <table:table-cell office:value-type="float" office:value="7.2505172229300001" table:style-name="ce1">
            <text:p>7.250517223</text:p>
          </table:table-cell>
          <table:table-cell table:number-columns-repeated="6" table:style-name="ce1"/>
          <table:table-cell office:value-type="float" office:value="800" table:style-name="ce1">
            <text:p>800</text:p>
          </table:table-cell>
          <table:table-cell office:value-type="float" office:value="0.13800274618700001" table:style-name="ce1">
            <text:p>0.138002746</text:p>
          </table:table-cell>
          <table:table-cell office:value-type="float" office:value="16.32" table:style-name="ce1">
            <text:p>16.32</text:p>
          </table:table-cell>
          <table:table-cell office:value-type="float" office:value="0.151765043672" table:style-name="ce1">
            <text:p>0.151765044</text:p>
          </table:table-cell>
          <table:table-cell table:number-columns-repeated="1637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7.16" table:style-name="ce1">
            <text:p>27.16</text:p>
          </table:table-cell>
          <table:table-cell office:value-type="float" office:value="61.84" table:style-name="ce1">
            <text:p>61.84</text:p>
          </table:table-cell>
          <table:table-cell office:value-type="float" office:value="10.524941805099999" table:style-name="ce1">
            <text:p>10.52494181</text:p>
          </table:table-cell>
          <table:table-cell table:number-columns-repeated="6" table:style-name="ce1"/>
          <table:table-cell office:value-type="float" office:value="900" table:style-name="ce1">
            <text:p>900</text:p>
          </table:table-cell>
          <table:table-cell office:value-type="float" office:value="0.20442348454500001" table:style-name="ce1">
            <text:p>0.204423485</text:p>
          </table:table-cell>
          <table:table-cell office:value-type="float" office:value="14.9" table:style-name="ce1">
            <text:p>14.9</text:p>
          </table:table-cell>
          <table:table-cell office:value-type="float" office:value="0.21991391851" table:style-name="ce1">
            <text:p>0.219913919</text:p>
          </table:table-cell>
          <table:table-cell table:number-columns-repeated="1637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.94" table:style-name="ce1">
            <text:p>26.94</text:p>
          </table:table-cell>
          <table:table-cell office:value-type="float" office:value="62.06" table:style-name="ce1">
            <text:p>62.06</text:p>
          </table:table-cell>
          <table:table-cell office:value-type="float" office:value="9.4475605316899998" table:style-name="ce1">
            <text:p>9.447560532</text:p>
          </table:table-cell>
          <table:table-cell table:number-columns-repeated="6" table:style-name="ce1"/>
          <table:table-cell office:value-type="float" office:value="1000" table:style-name="ce1">
            <text:p>1000</text:p>
          </table:table-cell>
          <table:table-cell office:value-type="float" office:value="0.118140054262" table:style-name="ce1">
            <text:p>0.118140054</text:p>
          </table:table-cell>
          <table:table-cell office:value-type="float" office:value="16.54" table:style-name="ce1">
            <text:p>16.54</text:p>
          </table:table-cell>
          <table:table-cell office:value-type="float" office:value="0.11168371757999999" table:style-name="ce1">
            <text:p>0.11168371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1"/>
          <table:table-cell table:style-name="ce1">
            <draw:frame draw:z-index="11" draw:id="id10" draw:style-name="a10" draw:name="Chart 12" svg:x="0.61979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2" draw:id="id11" draw:style-name="a11" draw:name="Chart 13" svg:x="0.03646in" svg:y="0.15104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47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<text:s/>Population = ?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3" table:style-name="ce1"/>
          <table:table-cell table:style-name="ce1">
            <draw:frame draw:z-index="9" draw:id="id8" draw:style-name="a8" draw:name="Chart 10" svg:x="0.54687in" svg:y="0.03646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0" draw:id="id9" draw:style-name="a9" draw:name="Chart 11" svg:x="0.50521in" svg:y="0.00521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nerations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Generations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.86" table:style-name="ce1">
            <text:p>40.86</text:p>
          </table:table-cell>
          <table:table-cell office:value-type="float" office:value="48.14" table:style-name="ce1">
            <text:p>48.14</text:p>
          </table:table-cell>
          <table:table-cell office:value-type="float" office:value="10.1390532102" table:style-name="ce1">
            <text:p>10.13905321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0.59583162859200001" table:style-name="ce1">
            <text:p>0.595831629</text:p>
          </table:table-cell>
          <table:table-cell office:value-type="float" office:value="6.42" table:style-name="ce1">
            <text:p>6.42</text:p>
          </table:table-cell>
          <table:table-cell office:value-type="float" office:value="0.31289700293700001" table:style-name="ce1">
            <text:p>0.312897003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.36" table:style-name="ce1">
            <text:p>40.36</text:p>
          </table:table-cell>
          <table:table-cell office:value-type="float" office:value="48.64" table:style-name="ce1">
            <text:p>48.64</text:p>
          </table:table-cell>
          <table:table-cell office:value-type="float" office:value="10.769883936199999" table:style-name="ce1">
            <text:p>10.76988394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0.67918521793999997" table:style-name="ce1">
            <text:p>0.679185218</text:p>
          </table:table-cell>
          <table:table-cell office:value-type="float" office:value="6.4" table:style-name="ce1">
            <text:p>6.4</text:p>
          </table:table-cell>
          <table:table-cell office:value-type="float" office:value="0.35004515153999999" table:style-name="ce1">
            <text:p>0.350045152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1.94" table:style-name="ce1">
            <text:p>41.94</text:p>
          </table:table-cell>
          <table:table-cell office:value-type="float" office:value="47.06" table:style-name="ce1">
            <text:p>47.06</text:p>
          </table:table-cell>
          <table:table-cell office:value-type="float" office:value="9.9988199303700007" table:style-name="ce1">
            <text:p>9.99881993</text:p>
          </table:table-cell>
          <table:table-cell table:number-columns-repeated="6" table:style-name="ce1"/>
          <table:table-cell office:value-type="float" office:value="150" table:style-name="ce1">
            <text:p>150</text:p>
          </table:table-cell>
          <table:table-cell office:value-type="float" office:value="0.61020951577899996" table:style-name="ce1">
            <text:p>0.610209516</text:p>
          </table:table-cell>
          <table:table-cell office:value-type="float" office:value="7.5" table:style-name="ce1">
            <text:p>7.5</text:p>
          </table:table-cell>
          <table:table-cell office:value-type="float" office:value="0.35841761365300001" table:style-name="ce1">
            <text:p>0.358417614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6.36" table:style-name="ce1">
            <text:p>36.36</text:p>
          </table:table-cell>
          <table:table-cell office:value-type="float" office:value="52.64" table:style-name="ce1">
            <text:p>52.64</text:p>
          </table:table-cell>
          <table:table-cell office:value-type="float" office:value="12.594856092900001" table:style-name="ce1">
            <text:p>12.59485609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float" office:value="0.57452818604699996" table:style-name="ce1">
            <text:p>0.574528186</text:p>
          </table:table-cell>
          <table:table-cell office:value-type="float" office:value="8" table:style-name="ce1">
            <text:p>8</text:p>
          </table:table-cell>
          <table:table-cell office:value-type="float" office:value="0.35279352536000003" table:style-name="ce1">
            <text:p>0.352793525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51.8" table:style-name="ce1">
            <text:p>51.8</text:p>
          </table:table-cell>
          <table:table-cell office:value-type="float" office:value="11.8473625757" table:style-name="ce1">
            <text:p>11.84736258</text:p>
          </table:table-cell>
          <table:table-cell table:number-columns-repeated="6" table:style-name="ce1"/>
          <table:table-cell office:value-type="float" office:value="250" table:style-name="ce1">
            <text:p>250</text:p>
          </table:table-cell>
          <table:table-cell office:value-type="float" office:value="0.60647628811400001" table:style-name="ce1">
            <text:p>0.606476288</text:p>
          </table:table-cell>
          <table:table-cell office:value-type="float" office:value="7.52" table:style-name="ce1">
            <text:p>7.52</text:p>
          </table:table-cell>
          <table:table-cell office:value-type="float" office:value="0.35744457165400001" table:style-name="ce1">
            <text:p>0.357444572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49.7" table:style-name="ce1">
            <text:p>49.7</text:p>
          </table:table-cell>
          <table:table-cell office:value-type="float" office:value="9.2806249789499997" table:style-name="ce1">
            <text:p>9.280624979</text:p>
          </table:table-cell>
          <table:table-cell table:number-columns-repeated="6" table:style-name="ce1"/>
          <table:table-cell office:value-type="float" office:value="300" table:style-name="ce1">
            <text:p>300</text:p>
          </table:table-cell>
          <table:table-cell office:value-type="float" office:value="0.57812838385499998" table:style-name="ce1">
            <text:p>0.57812838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.39907769816400002" table:style-name="ce1">
            <text:p>0.399077698</text:p>
          </table:table-cell>
          <table:table-cell table:number-columns-repeated="1637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53.02" table:style-name="ce1">
            <text:p>53.02</text:p>
          </table:table-cell>
          <table:table-cell office:value-type="float" office:value="12.3263782191" table:style-name="ce1">
            <text:p>12.32637822</text:p>
          </table:table-cell>
          <table:table-cell table:number-columns-repeated="6" table:style-name="ce1"/>
          <table:table-cell office:value-type="float" office:value="350" table:style-name="ce1">
            <text:p>350</text:p>
          </table:table-cell>
          <table:table-cell office:value-type="float" office:value="0.64594689663000004" table:style-name="ce1">
            <text:p>0.645946897</text:p>
          </table:table-cell>
          <table:table-cell office:value-type="float" office:value="7.26" table:style-name="ce1">
            <text:p>7.26</text:p>
          </table:table-cell>
          <table:table-cell office:value-type="float" office:value="0.35746812243600001" table:style-name="ce1">
            <text:p>0.357468122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52.88" table:style-name="ce1">
            <text:p>52.88</text:p>
          </table:table-cell>
          <table:table-cell office:value-type="float" office:value="9.4395762616799992" table:style-name="ce1">
            <text:p>9.439576262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63042506340799997" table:style-name="ce1">
            <text:p>0.630425063</text:p>
          </table:table-cell>
          <table:table-cell office:value-type="float" office:value="6.82" table:style-name="ce1">
            <text:p>6.82</text:p>
          </table:table-cell>
          <table:table-cell office:value-type="float" office:value="0.35057138619" table:style-name="ce1">
            <text:p>0.350571386</text:p>
          </table:table-cell>
          <table:table-cell table:number-columns-repeated="1637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8.58" table:style-name="ce1">
            <text:p>38.58</text:p>
          </table:table-cell>
          <table:table-cell office:value-type="float" office:value="50.42" table:style-name="ce1">
            <text:p>50.42</text:p>
          </table:table-cell>
          <table:table-cell office:value-type="float" office:value="8.2778982839800008" table:style-name="ce1">
            <text:p>8.277898284</text:p>
          </table:table-cell>
          <table:table-cell table:number-columns-repeated="6" table:style-name="ce1"/>
          <table:table-cell office:value-type="float" office:value="450" table:style-name="ce1">
            <text:p>450</text:p>
          </table:table-cell>
          <table:table-cell office:value-type="float" office:value="0.52459228655599999" table:style-name="ce1">
            <text:p>0.524592287</text:p>
          </table:table-cell>
          <table:table-cell office:value-type="float" office:value="9.06" table:style-name="ce1">
            <text:p>9.06</text:p>
          </table:table-cell>
          <table:table-cell office:value-type="float" office:value="0.34883605129299999" table:style-name="ce1">
            <text:p>0.348836051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5.22" table:style-name="ce1">
            <text:p>35.22</text:p>
          </table:table-cell>
          <table:table-cell office:value-type="float" office:value="53.78" table:style-name="ce1">
            <text:p>53.78</text:p>
          </table:table-cell>
          <table:table-cell office:value-type="float" office:value="11.7325018645" table:style-name="ce1">
            <text:p>11.73250186</text:p>
          </table:table-cell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0.62976960309700003" table:style-name="ce1">
            <text:p>0.629769603</text:p>
          </table:table-cell>
          <table:table-cell office:value-type="float" office:value="7.46" table:style-name="ce1">
            <text:p>7.46</text:p>
          </table:table-cell>
          <table:table-cell office:value-type="float" office:value="0.37493118731199998" table:style-name="ce1">
            <text:p>0.374931187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anta Fe Ants</text:p>
          </table:table-cell>
          <table:table-cell office:value-type="string" table:style-name="ce1">
            <text:p>Population = 100</text:p>
          </table:table-cell>
          <table:table-cell table:style-name="ce1"/>
          <table:table-cell office:value-type="string" table:style-name="ce1">
            <text:p>Depth = 17</text:p>
          </table:table-cell>
          <table:table-cell office:value-type="string" table:style-name="ce1">
            <text:p>Elite = Off</text:p>
          </table:table-cell>
          <table:table-cell office:value-type="string" table:style-name="ce1">
            <text:p>Tournament = 7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2" table:style-name="ce1"/>
          <table:table-cell office:value-type="string" table:style-name="ce1">
            <text:p>Sextic Regression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Generations = 500</text:p>
          </table:table-cell>
          <table:table-cell table:number-columns-repeated="19" table:style-name="ce1"/>
          <table:table-cell table:style-name="ce1">
            <draw:frame draw:z-index="14" draw:id="id13" draw:style-name="a13" draw:name="Chart 15" svg:x="0.49479in" svg:y="0.19271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6" draw:id="id15" draw:style-name="a15" draw:name="Chart 18" svg:x="0.04687in" svg:y="0.09896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5" draw:id="id14" draw:style-name="a14" draw:name="Chart 17" svg:x="0.72396in" svg:y="0.14062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string" table:style-name="ce1">
            <text:p>Mutation/Crossover Max Depth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number-columns-repeated="6" table:style-name="ce1"/>
          <table:table-cell office:value-type="string" table:style-name="ce1">
            <text:p>Mutation/Crossover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3" draw:id="id12" draw:style-name="a12" draw:name="Chart 14" svg:x="0.46354in" svg:y="0.02604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.459999999999994" table:style-name="ce1">
            <text:p>66.46</text:p>
          </table:table-cell>
          <table:table-cell office:value-type="float" office:value="22.54" table:style-name="ce1">
            <text:p>22.54</text:p>
          </table:table-cell>
          <table:table-cell office:value-type="float" office:value="5.1776828794399998" table:style-name="ce1">
            <text:p>5.177682879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.0815214960899999" table:style-name="ce1">
            <text:p>1.081521496</text:p>
          </table:table-cell>
          <table:table-cell office:value-type="float" office:value="2.9" table:style-name="ce1">
            <text:p>2.9</text:p>
          </table:table-cell>
          <table:table-cell office:value-type="float" office:value="0.26668312790199999" table:style-name="ce1">
            <text:p>0.266683128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.3" table:style-name="ce1">
            <text:p>66.3</text:p>
          </table:table-cell>
          <table:table-cell office:value-type="float" office:value="22.7" table:style-name="ce1">
            <text:p>22.7</text:p>
          </table:table-cell>
          <table:table-cell office:value-type="float" office:value="5.3376024580300001" table:style-name="ce1">
            <text:p>5.337602458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.97116830448199998" table:style-name="ce1">
            <text:p>0.971168304</text:p>
          </table:table-cell>
          <table:table-cell office:value-type="float" office:value="2.8" table:style-name="ce1">
            <text:p>2.8</text:p>
          </table:table-cell>
          <table:table-cell office:value-type="float" office:value="0.16381853533499999" table:style-name="ce1">
            <text:p>0.163818535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.26" table:style-name="ce1">
            <text:p>62.26</text:p>
          </table:table-cell>
          <table:table-cell office:value-type="float" office:value="26.74" table:style-name="ce1">
            <text:p>26.74</text:p>
          </table:table-cell>
          <table:table-cell office:value-type="float" office:value="6.1051126115700001" table:style-name="ce1">
            <text:p>6.105112612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.92480913171500001" table:style-name="ce1">
            <text:p>0.924809132</text:p>
          </table:table-cell>
          <table:table-cell office:value-type="float" office:value="2.8" table:style-name="ce1">
            <text:p>2.8</text:p>
          </table:table-cell>
          <table:table-cell office:value-type="float" office:value="0.118501520762" table:style-name="ce1">
            <text:p>0.11850152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.08" table:style-name="ce1">
            <text:p>50.08</text:p>
          </table:table-cell>
          <table:table-cell office:value-type="float" office:value="38.92" table:style-name="ce1">
            <text:p>38.92</text:p>
          </table:table-cell>
          <table:table-cell office:value-type="float" office:value="10.1090850229" table:style-name="ce1">
            <text:p>10.10908502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.850460607599" table:style-name="ce1">
            <text:p>0.850460608</text:p>
          </table:table-cell>
          <table:table-cell office:value-type="float" office:value="2.94" table:style-name="ce1">
            <text:p>2.94</text:p>
          </table:table-cell>
          <table:table-cell office:value-type="float" office:value="0.17356435305199999" table:style-name="ce1">
            <text:p>0.173564353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5.22" table:style-name="ce1">
            <text:p>45.22</text:p>
          </table:table-cell>
          <table:table-cell office:value-type="float" office:value="43.78" table:style-name="ce1">
            <text:p>43.78</text:p>
          </table:table-cell>
          <table:table-cell office:value-type="float" office:value="7.9731800431200002" table:style-name="ce1">
            <text:p>7.973180043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.83834331521100003" table:style-name="ce1">
            <text:p>0.838343315</text:p>
          </table:table-cell>
          <table:table-cell office:value-type="float" office:value="3.9" table:style-name="ce1">
            <text:p>3.9</text:p>
          </table:table-cell>
          <table:table-cell office:value-type="float" office:value="0.194519709391" table:style-name="ce1">
            <text:p>0.194519709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.520000000000003" table:style-name="ce1">
            <text:p>36.52</text:p>
          </table:table-cell>
          <table:table-cell office:value-type="float" office:value="52.48" table:style-name="ce1">
            <text:p>52.48</text:p>
          </table:table-cell>
          <table:table-cell office:value-type="float" office:value="10.6343594071" table:style-name="ce1">
            <text:p>10.63435941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.61056918370199997" table:style-name="ce1">
            <text:p>0.610569184</text:p>
          </table:table-cell>
          <table:table-cell office:value-type="float" office:value="6.58" table:style-name="ce1">
            <text:p>6.58</text:p>
          </table:table-cell>
          <table:table-cell office:value-type="float" office:value="0.309593059951" table:style-name="ce1">
            <text:p>0.30959306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50.7" table:style-name="ce1">
            <text:p>50.7</text:p>
          </table:table-cell>
          <table:table-cell office:value-type="float" office:value="11.5364639296" table:style-name="ce1">
            <text:p>11.53646393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office:value-type="float" office:value="0.64512949123499996" table:style-name="ce1">
            <text:p>0.645129491</text:p>
          </table:table-cell>
          <table:table-cell office:value-type="float" office:value="7.06" table:style-name="ce1">
            <text:p>7.06</text:p>
          </table:table-cell>
          <table:table-cell office:value-type="float" office:value="0.359294774629" table:style-name="ce1">
            <text:p>0.359294775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54.98" table:style-name="ce1">
            <text:p>54.98</text:p>
          </table:table-cell>
          <table:table-cell office:value-type="float" office:value="8.3582055490399991" table:style-name="ce1">
            <text:p>8.358205549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office:value-type="float" office:value="0.61485970676699997" table:style-name="ce1">
            <text:p>0.614859707</text:p>
          </table:table-cell>
          <table:table-cell office:value-type="float" office:value="7.38" table:style-name="ce1">
            <text:p>7.38</text:p>
          </table:table-cell>
          <table:table-cell office:value-type="float" office:value="0.35736480707700002" table:style-name="ce1">
            <text:p>0.357364807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.86" table:style-name="ce1">
            <text:p>32.86</text:p>
          </table:table-cell>
          <table:table-cell office:value-type="float" office:value="56.14" table:style-name="ce1">
            <text:p>56.14</text:p>
          </table:table-cell>
          <table:table-cell office:value-type="float" office:value="11.1678287952" table:style-name="ce1">
            <text:p>11.167828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office:value-type="float" office:value="0.58841854101500002" table:style-name="ce1">
            <text:p>0.588418541</text:p>
          </table:table-cell>
          <table:table-cell office:value-type="float" office:value="8.32" table:style-name="ce1">
            <text:p>8.32</text:p>
          </table:table-cell>
          <table:table-cell office:value-type="float" office:value="0.38127137643100001" table:style-name="ce1">
            <text:p>0.381271376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.24" table:style-name="ce1">
            <text:p>37.24</text:p>
          </table:table-cell>
          <table:table-cell office:value-type="float" office:value="51.76" table:style-name="ce1">
            <text:p>51.76</text:p>
          </table:table-cell>
          <table:table-cell office:value-type="float" office:value="8.67077851176" table:style-name="ce1">
            <text:p>8.670778512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0.63218186790599995" table:style-name="ce1">
            <text:p>0.632181868</text:p>
          </table:table-cell>
          <table:table-cell office:value-type="float" office:value="7.1" table:style-name="ce1">
            <text:p>7.1</text:p>
          </table:table-cell>
          <table:table-cell office:value-type="float" office:value="0.36466012496" table:style-name="ce1">
            <text:p>0.364660125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.32" table:style-name="ce1">
            <text:p>37.32</text:p>
          </table:table-cell>
          <table:table-cell office:value-type="float" office:value="51.68" table:style-name="ce1">
            <text:p>51.68</text:p>
          </table:table-cell>
          <table:table-cell office:value-type="float" office:value="11.3427333566" table:style-name="ce1">
            <text:p>11.34273336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0.55204806920399996" table:style-name="ce1">
            <text:p>0.552048069</text:p>
          </table:table-cell>
          <table:table-cell office:value-type="float" office:value="8.9" table:style-name="ce1">
            <text:p>8.9</text:p>
          </table:table-cell>
          <table:table-cell office:value-type="float" office:value="0.41051702123700001" table:style-name="ce1">
            <text:p>0.410517021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.68" table:style-name="ce1">
            <text:p>36.68</text:p>
          </table:table-cell>
          <table:table-cell office:value-type="float" office:value="52.32" table:style-name="ce1">
            <text:p>52.32</text:p>
          </table:table-cell>
          <table:table-cell office:value-type="float" office:value="11.853168352799999" table:style-name="ce1">
            <text:p>11.85316835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office:value-type="float" office:value="0.50782041491899998" table:style-name="ce1">
            <text:p>0.507820415</text:p>
          </table:table-cell>
          <table:table-cell office:value-type="float" office:value="9.48" table:style-name="ce1">
            <text:p>9.48</text:p>
          </table:table-cell>
          <table:table-cell office:value-type="float" office:value="0.40462668675199998" table:style-name="ce1">
            <text:p>0.404626687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.96" table:style-name="ce1">
            <text:p>36.96</text:p>
          </table:table-cell>
          <table:table-cell office:value-type="float" office:value="52.04" table:style-name="ce1">
            <text:p>52.04</text:p>
          </table:table-cell>
          <table:table-cell office:value-type="float" office:value="11.5255542166" table:style-name="ce1">
            <text:p>11.52555422</text:p>
          </table:table-cell>
          <table:table-cell table:number-columns-repeated="6" table:style-name="ce1"/>
          <table:table-cell office:value-type="float" office:value="29" table:style-name="ce1">
            <text:p>29</text:p>
          </table:table-cell>
          <table:table-cell office:value-type="float" office:value="0.52638472299000005" table:style-name="ce1">
            <text:p>0.526384723</text:p>
          </table:table-cell>
          <table:table-cell office:value-type="float" office:value="9.16" table:style-name="ce1">
            <text:p>9.16</text:p>
          </table:table-cell>
          <table:table-cell office:value-type="float" office:value="0.38322266962000001" table:style-name="ce1">
            <text:p>0.3832226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xtic Regression<text:s/></text:p>
          </table:table-cell>
          <table:table-cell table:style-name="ce1"/>
          <table:table-cell office:value-type="string" table:style-name="ce1">
            <text:p>Generations 250</text:p>
          </table:table-cell>
          <table:table-cell table:style-name="ce1"/>
          <table:table-cell office:value-type="string" table:style-name="ce1">
            <text:p>Population 200</text:p>
          </table:table-cell>
          <table:table-cell table:style-name="ce1"/>
          <table:table-cell office:value-type="string" table:style-name="ce1">
            <text:p>50 Runs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office:value-type="string" table:style-name="ce1">
            <text:p>Std Dev</text:p>
          </table:table-cell>
          <table:table-cell table:style-name="ce1">
            <draw:frame draw:z-index="17" draw:id="id16" draw:style-name="a16" draw:name="Chart 18" svg:x="0.76562in" svg:y="0.08333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ll Functions Present</text:p>
          </table:table-cell>
          <table:table-cell table:style-name="ce1"/>
          <table:table-cell office:value-type="float" office:value="0.464818394967" table:style-name="ce1">
            <text:p>0.464818395</text:p>
          </table:table-cell>
          <table:table-cell office:value-type="float" office:value="10.24" table:style-name="ce1">
            <text:p>10.24</text:p>
          </table:table-cell>
          <table:table-cell office:value-type="float" office:value="0.37157466673299999" table:style-name="ce1">
            <text:p>0.3715746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} removed</text:p>
          </table:table-cell>
          <table:table-cell table:style-name="ce1"/>
          <table:table-cell office:value-type="float" office:value="0.311207350336" table:style-name="ce1">
            <text:p>0.31120735</text:p>
          </table:table-cell>
          <table:table-cell office:value-type="float" office:value="12.52" table:style-name="ce1">
            <text:p>12.52</text:p>
          </table:table-cell>
          <table:table-cell office:value-type="float" office:value="0.28939898687620003" table:style-name="ce1">
            <text:p>0.2893989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} removed</text:p>
          </table:table-cell>
          <table:table-cell table:style-name="ce1"/>
          <table:table-cell office:value-type="float" office:value="0.46366131328499999" table:style-name="ce1">
            <text:p>0.463661313</text:p>
          </table:table-cell>
          <table:table-cell office:value-type="float" office:value="10.36" table:style-name="ce1">
            <text:p>10.36</text:p>
          </table:table-cell>
          <table:table-cell office:value-type="float" office:value="0.36584908960000001" table:style-name="ce1">
            <text:p>0.3658490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} removed</text:p>
          </table:table-cell>
          <table:table-cell table:style-name="ce1"/>
          <table:table-cell office:value-type="float" office:value="0.56714553256599998" table:style-name="ce1">
            <text:p>0.56714553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0.36630089903099999" table:style-name="ce1">
            <text:p>0.3663008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} removed</text:p>
          </table:table-cell>
          <table:table-cell table:style-name="ce1"/>
          <table:table-cell office:value-type="float" office:value="0.64574719506" table:style-name="ce1">
            <text:p>0.645747195</text:p>
          </table:table-cell>
          <table:table-cell office:value-type="float" office:value="6.42" table:style-name="ce1">
            <text:p>6.42</text:p>
          </table:table-cell>
          <table:table-cell office:value-type="float" office:value="0.32540126894900001" table:style-name="ce1">
            <text:p>0.3254012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, <text:s/>*} removed</text:p>
          </table:table-cell>
          <table:table-cell table:style-name="ce1"/>
          <table:table-cell office:value-type="float" office:value="0.67756480034599997" table:style-name="ce1">
            <text:p>0.6775648</text:p>
          </table:table-cell>
          <table:table-cell office:value-type="float" office:value="6.02" table:style-name="ce1">
            <text:p>6.02</text:p>
          </table:table-cell>
          <table:table-cell office:value-type="float" office:value="0.33180301386" table:style-name="ce1">
            <text:p>0.3318030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sin, cos, exp, log, *, /} removed</text:p>
          </table:table-cell>
          <table:table-cell table:style-name="ce1"/>
          <table:table-cell office:value-type="float" office:value="0.89353814626600003" table:style-name="ce1">
            <text:p>0.893538146</text:p>
          </table:table-cell>
          <table:table-cell office:value-type="float" office:value="2.48" table:style-name="ce1">
            <text:p>2.48</text:p>
          </table:table-cell>
          <table:table-cell office:value-type="float" office:value="0.112327484262" table:style-name="ce1">
            <text:p>0.112327484</text:p>
          </table:table-cell>
          <table:table-cell table:number-columns-repeated="16379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Fitness</text:p>
          </table:table-cell>
          <table:table-cell office:value-type="string" table:style-name="ce1">
            <text:p>Hi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 Functions Present</text:p>
          </table:table-cell>
          <table:table-cell table:number-columns-repeated="4" table:style-name="ce1"/>
          <table:table-cell office:value-type="float" office:value="34.28" table:style-name="ce1">
            <text:p>34.28</text:p>
          </table:table-cell>
          <table:table-cell office:value-type="float" office:value="54.72" table:style-name="ce1">
            <text:p>54.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{left} removed</text:p>
          </table:table-cell>
          <table:table-cell table:number-columns-repeated="4" table:style-name="ce1"/>
          <table:table-cell office:value-type="float" office:value="34.299999999999997" table:style-name="ce1">
            <text:p>34.3</text:p>
          </table:table-cell>
          <table:table-cell office:value-type="float" office:value="54.7" table:style-name="ce1">
            <text:p>54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{iffoodahead} removed</text:p>
          </table:table-cell>
          <table:table-cell table:number-columns-repeated="4" table:style-name="ce1"/>
          <table:table-cell office:value-type="float" office:value="36.840000000000003" table:style-name="ce1">
            <text:p>36.84</text:p>
          </table:table-cell>
          <table:table-cell office:value-type="float" office:value="52.16" table:style-name="ce1">
            <text:p>52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{move} removed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{left, right} removed</text:p>
          </table:table-cell>
          <table:table-cell table:number-columns-repeated="4" table:style-name="ce1"/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an only move forward when it begins so it's trash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{progn2, progn3, progn4} removed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>
            <draw:frame draw:z-index="18" draw:id="id17" draw:style-name="a17" draw:name="Chart 19" svg:x="0.21354in" svg:y="0.10417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Tyler</meta:initial-creator>
    <dc:creator>Tyler</dc:creator>
    <meta:creation-date>2016-11-25T20:31:24Z</meta:creation-date>
    <dc:date>2016-11-27T23:56:23Z</dc:date>
    <meta:editing-cycles>2</meta:editing-cycles>
    <meta:editing-duration>PT6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57.1949606299213pt" svg:y="8.0pt" chart:style-name="CT00">
          <text:p text:style-name="a0" text:class-names="" text:cond-style-name="">Santa Fe Ant<text:line-break/>Fitness</text:p>
        </chart:title>
        <chart:plot-area svg:x="23.20496062992126pt" svg:y="48.68740157480315pt" svg:width="328.7949606299212pt" svg:height="141.1074015748032pt"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svg:x="172.4820472440945pt" svg:y="192.7949606299213pt"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B$2" chart:values-cell-range-address="Sheet1.$B$3:.$B$17" chart:class="chart:scatter" chart:attached-axis="primary-y" chart:style-name="G0S0">
            <chart:domain table:cell-range-address="Sheet1.$A$3:.$A$17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C$46" chart:values-cell-range-address="Sheet1.$C$47:.$C$56" chart:class="chart:scatter" chart:attached-axis="primary-y" chart:style-name="G0S0">
            <chart:domain table:cell-range-address="Sheet1.$A$47:.$A$56"/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L$45" chart:values-cell-range-address="Sheet1.$L$47:.$L$56" chart:class="chart:scatter" chart:attached-axis="primary-y" chart:style-name="G0S0">
            <chart:domain table:cell-range-address="Sheet1.$K$47:.$K$56"/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M$46" chart:values-cell-range-address="Sheet1.$M$47:.$M$56" chart:class="chart:scatter" chart:attached-axis="primary-y" chart:style-name="G0S0">
            <chart:domain table:cell-range-address="Sheet1.$K$47:.$K$56"/>
            <chart:data-label chart:style-name="DL00"/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B$61" chart:values-cell-range-address="Sheet1.$B$62:.$B$74" chart:class="chart:scatter" chart:attached-axis="primary-y" chart:style-name="G0S0">
            <chart:domain table:cell-range-address="Sheet1.$A$62:.$A$74"/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C$61" chart:values-cell-range-address="Sheet1.$C$62:.$C$74" chart:class="chart:scatter" chart:attached-axis="primary-y" chart:style-name="G0S0">
            <chart:domain table:cell-range-address="Sheet1.$A$62:.$A$74"/>
            <chart:data-point chart:repeated="1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M$61" chart:values-cell-range-address="Sheet1.$M$62:.$M$74" chart:class="chart:scatter" chart:attached-axis="primary-y" chart:style-name="G0S0">
            <chart:domain table:cell-range-address="Sheet1.$K$62:.$K$74"/>
            <chart:data-point chart:repeated="1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utation/Crossover Max Depth</text:p>
            </chart:title>
            <chart:grid chart:class="major" chart:style-name="GMa1"/>
          </chart:axis>
          <chart:series chart:label-cell-address="Sheet1.$L$61" chart:values-cell-range-address="Sheet1.$L$62:.$L$74" chart:class="chart:scatter" chart:attached-axis="primary-y" chart:style-name="G0S0">
            <chart:domain table:cell-range-address="Sheet1.$K$62:.$K$74"/>
            <chart:data-point chart:repeated="1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Functions</text:p>
            </chart:title>
            <chart:categories table:cell-range-address="Sheet1.$A$78:.$A$84"/>
          </chart:axis>
          <chart:axis chart:dimension="y" chart:name="primary-y" chart:style-name="Axs1">
            <chart:title chart:style-name="AT01">
              <text:p text:style-name="a2" text:class-names="" text:cond-style-name="">Fitness</text:p>
            </chart:title>
            <chart:grid chart:class="major" chart:style-name="GMa1"/>
          </chart:axis>
          <chart:series chart:label-cell-address="Sheet1.$C$77" chart:values-cell-range-address="Sheet1.$C$78:.$C$84" chart:class="chart:bar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95:.$A$100"/>
          </chart:axis>
          <chart:axis chart:dimension="y" chart:name="primary-y" chart:style-name="Axs1">
            <chart:grid chart:class="major" chart:style-name="GMa1"/>
          </chart:axis>
          <chart:series chart:label-cell-address="Sheet1.$F$94" chart:values-cell-range-address="Sheet1.$F$95:.$F$100" chart:class="chart:bar" chart:attached-axis="primary-y" chart:style-name="G0S4">
            <chart:data-point chart:repeated="6"/>
          </chart:series>
          <chart:series chart:label-cell-address="Sheet1.$G$94" chart:values-cell-range-address="Sheet1.$G$95:.$G$100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L$2" chart:values-cell-range-address="Sheet1.$L$3:.$L$17" chart:class="chart:scatter" chart:attached-axis="primary-y" chart:style-name="G0S0">
            <chart:domain table:cell-range-address="Sheet1.$K$3:.$K$17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M$2" chart:values-cell-range-address="Sheet1.$M$3:.$M$17" chart:class="chart:scatter" chart:attached-axis="primary-y" chart:style-name="G0S0">
            <chart:domain table:cell-range-address="Sheet1.$K$3:.$K$17"/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C$2" chart:values-cell-range-address="Sheet1.$C$3:.$C$17" chart:class="chart:scatter" chart:attached-axis="primary-y" chart:style-name="G0S0">
            <chart:domain table:cell-range-address="Sheet1.$A$3:.$A$17"/>
            <chart:data-point chart:repeated="1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B$22" chart:values-cell-range-address="Sheet1.$B$23:.$B$41" chart:class="chart:scatter" chart:attached-axis="primary-y" chart:style-name="G0S0">
            <chart:domain table:cell-range-address="Sheet1.$A$23:.$A$41"/>
            <chart:data-point chart:repeated="1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label-cell-address="Sheet1.$C$22" chart:values-cell-range-address="Sheet1.$C$23:.$C$41" chart:class="chart:scatter" chart:attached-axis="primary-y" chart:style-name="G0S0">
            <chart:domain table:cell-range-address="Sheet1.$A$23:.$A$41"/>
            <chart:data-point chart:repeated="1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it Regression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values-cell-range-address="Sheet1.$L$23:.$L$41" chart:class="chart:scatter" chart:attached-axis="primary-y" chart:style-name="G0S0">
            <chart:domain table:cell-range-address="Sheet1.$K$23:.$K$41"/>
            <chart:data-point chart:repeated="1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xtic Regression<text:line-break/>Hit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pulation</text:p>
            </chart:title>
            <chart:grid chart:class="major" chart:style-name="GMa1"/>
          </chart:axis>
          <chart:series chart:values-cell-range-address="Sheet1.$M$23:.$M$41" chart:class="chart:scatter" chart:attached-axis="primary-y" chart:style-name="G0S0">
            <chart:domain table:cell-range-address="Sheet1.$K$23:.$K$41"/>
            <chart:data-point chart:repeated="1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anta Fe Ant<text:line-break/>Fitnes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it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rations</text:p>
            </chart:title>
            <chart:grid chart:class="major" chart:style-name="GMa1"/>
          </chart:axis>
          <chart:series chart:label-cell-address="Sheet1.$B$46" chart:values-cell-range-address="Sheet1.$B$47:.$B$56" chart:class="chart:scatter" chart:attached-axis="primary-y" chart:style-name="G0S0">
            <chart:domain table:cell-range-address="Sheet1.$A$47:.$A$56"/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